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0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8">
      <style:paragraph-properties fo:line-height="100%" fo:text-align="center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draw:fill="none" draw:stroke="none"/>
    </style:style>
    <style:style style:family="drawing-page" style:name="a10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3">
      <style:graphic-properties draw:fill="none" draw:stroke="none"/>
    </style:style>
    <style:style style:family="presentation" style:name="a1124">
      <style:graphic-properties draw:fill="none" draw:stroke="none"/>
    </style:style>
    <style:style style:family="presentation" style:name="a1125">
      <style:graphic-properties draw:fill="none" draw:stroke="none"/>
    </style:style>
    <style:style style:family="presentation" style:name="a1126">
      <style:graphic-properties draw:fill="none" draw:stroke="none"/>
    </style:style>
    <style:style style:family="drawing-page" style:name="a1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draw:fill="none" draw:stroke="none"/>
    </style:style>
    <style:style style:family="drawing-page" style:name="a10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draw:fill="none" draw:stroke="none"/>
    </style:style>
    <style:style style:family="presentation" style:name="a1132">
      <style:graphic-properties draw:fill="none" draw:stroke="none"/>
    </style:style>
    <style:style style:family="presentation" style:name="a1133">
      <style:graphic-properties draw:fill="none" draw:stroke="none"/>
    </style:style>
    <style:style style:family="drawing-page" style:name="a1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draw:fill="none" draw:stroke="none"/>
    </style:style>
    <style:style style:family="presentation" style:name="a1139">
      <style:graphic-properties draw:fill="none" draw:stroke="non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draw:fill="none" draw:stroke="non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draw:fill="none" draw:stroke="non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aragraph" style:name="a102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9">
      <style:graphic-properties draw:fill="none" draw:stroke="non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draw:fill="none" draw:stroke="none"/>
    </style:style>
    <style:style style:family="presentation" style:name="a1104">
      <style:graphic-properties draw:fill="none" draw:stroke="none"/>
    </style:style>
    <style:style style:family="presentation" style:name="a1152">
      <style:graphic-properties draw:fill="none" draw:stroke="none"/>
    </style:style>
    <style:style style:family="presentation" style:name="a1105">
      <style:graphic-properties draw:fill="none" draw:stroke="non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draw:fill="none" draw:stroke="none"/>
    </style:style>
    <style:style style:family="paragraph" style:name="a115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draw:fill="none" draw:stroke="none"/>
    </style:style>
    <style:style style:family="paragraph" style:name="a10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draw:fill="none" draw:stroke="none"/>
    </style:style>
    <style:style style:family="presentation" style:name="a1099">
      <style:graphic-properties draw:fill="none" draw:stroke="non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aragraph" style:name="a11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108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style:style style:family="drawing-page" style:name="a2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2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style:style style:family="paragraph" style:name="a2010">
      <style:paragraph-properties fo:line-height="100%" fo:text-align="center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6">
      <style:graphic-properties draw:fill="none" draw:stroke="none"/>
    </style:style>
    <style:style style:family="drawing-page" style:name="a20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1">
      <style:graphic-properties draw:fill="none" draw:stroke="none"/>
    </style:style>
    <style:style style:family="drawing-page" style:name="a2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6">
      <style:graphic-properties draw:fill="none" draw:stroke="none"/>
    </style:style>
    <style:style style:family="drawing-page" style:name="a20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1">
      <style:graphic-properties draw:fill="none" draw:stroke="none"/>
    </style:style>
    <style:style style:family="drawing-page" style:name="a2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6">
      <style:graphic-properties draw:fill="none" draw:stroke="none"/>
    </style:style>
    <style:style style:family="drawing-page" style:name="a20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1">
      <style:graphic-properties draw:fill="none" draw:stroke="none"/>
    </style:style>
    <style:style style:family="drawing-page" style:name="a20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6">
      <style:graphic-properties draw:fill="none" draw:stroke="none"/>
    </style:style>
    <style:style style:family="drawing-page" style:name="a20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1">
      <style:graphic-properties draw:fill="none" draw:stroke="none"/>
    </style:style>
    <style:style style:family="drawing-page" style:name="a20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6">
      <style:graphic-properties draw:fill="none" draw:stroke="none"/>
    </style:style>
    <style:style style:family="drawing-page" style:name="a20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1">
      <style:graphic-properties draw:fill="none" draw:stroke="none"/>
    </style:style>
    <style:style style:family="drawing-page" style:name="a20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6">
      <style:graphic-properties draw:fill="none" draw:stroke="none"/>
    </style:style>
    <style:style style:family="drawing-page" style:name="a20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1">
      <style:graphic-properties draw:fill="none" draw:stroke="none"/>
    </style:style>
    <style:style style:family="drawing-page" style:name="a2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6">
      <style:graphic-properties draw:fill="none" draw:stroke="none"/>
    </style:style>
    <style:style style:family="drawing-page" style:name="a20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1">
      <style:graphic-properties draw:fill="none" draw:stroke="none"/>
    </style:style>
    <style:style style:family="drawing-page" style:name="a20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0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6">
      <style:graphic-properties draw:fill="none" draw:stroke="none"/>
    </style:style>
  </office:automatic-styles>
  <office:body>
    <office:presentation>
      <draw:page draw:name="Slide1" draw:style-name="a2001" draw:master-page-name="Master1-Layout1-title-Title-Slide" presentation:presentation-page-layout-name="Master1-PPL1" draw:id="Slide-1">
        <draw:frame draw:id="id1146" presentation:style-name="a2002" draw:name="Title 1" svg:x="0.75in" svg:y="2.32986in" svg:width="8.5in" svg:height="1.60764in" presentation:class="title" presentation:placeholder="false">
          <draw:text-box>
            <text:p text:style-name="a2003" text:class-names="" text:cond-style-name="">
<text:span text:style-name="a2004" text:class-names="">Glucose Reports</text:span>
</text:p>
          </draw:text-box>
          <svg:title/>
          <svg:desc/>
        </draw:frame>
        <draw:frame draw:id="id1147" presentation:style-name="a2005" draw:name="Subtitle 2" svg:x="1.5in" svg:y="4.25in" svg:width="7in" svg:height="1.91667in" presentation:class="subtitle" presentation:placeholder="false">
          <draw:text-box>
            <text:p text:style-name="a2006" text:class-names="" text:cond-style-name="">
<text:span text:style-name="a2007" text:class-names="">Month Year</text:span>
</text:p>
            <text:list text:style-name="a2008">
              <text:list-item>
                <text:list text:style-name="a2009">
                  <text:list-item>
                    <text:p text:style-name="a2010" text:class-names="" text:cond-style-name="">
<text:span text:style-name="a2011" text:class-names=""/>
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2012" draw:master-page-name="Master1-Layout2-obj-Title-and-Content" presentation:presentation-page-layout-name="Master1-PPL2" draw:id="Slide-2">
        <draw:frame draw:id="id1148" presentation:style-name="a2013" draw:name="Title 1" svg:x="0.5in" svg:y="0.015017500000000001in" svg:width="9in" svg:height="1.25in" presentation:class="title" presentation:placeholder="false" presentation:user-transformed="true">
          <draw:text-box>
            <text:p text:style-name="a2014" text:class-names="" text:cond-style-name="">
<text:span text:style-name="a2015" text:class-names="">Daily data</text:span>
</text:p>
          </draw:text-box>
          <svg:title/>
          <svg:desc/>
        </draw:frame>
        <draw:frame draw:id="id1149" presentation:style-name="a2016" draw:name="Content Placeholder 3" svg:x="0.1458335in" svg:y="1.6869516875in" svg:width="9.7083335in" svg:height="4.85416675in" style:rel-width="scale" style:rel-height="scale" presentation:class="graphic" presentation:placeholder="false" presentation:user-transformed="true">
          <draw:image xlink:href="media/image1.png" xlink:type="simple" xlink:show="embed" xlink:actuate="onLoad"/>
          <svg:title/>
          <svg:desc/>
        </draw:frame>
      </draw:page>
      <draw:page draw:name="Slide3" draw:style-name="a2017" draw:master-page-name="Master1-Layout2-obj-Title-and-Content" presentation:presentation-page-layout-name="Master1-PPL2" draw:id="Slide-3">
        <draw:frame draw:id="id1150" presentation:style-name="a2018" draw:name="Title 1" svg:x="0.5in" svg:y="0.015017500000000001in" svg:width="9in" svg:height="1.25in" presentation:class="title" presentation:placeholder="false" presentation:user-transformed="true">
          <draw:text-box>
            <text:p text:style-name="a2019" text:class-names="" text:cond-style-name="">
<text:span text:style-name="a2020" text:class-names="">Daily data</text:span>
</text:p>
          </draw:text-box>
          <svg:title/>
          <svg:desc/>
        </draw:frame>
        <draw:frame draw:id="id1151" presentation:style-name="a2021" draw:name="Content Placeholder 3" svg:x="0.1458335in" svg:y="1.6869516875in" svg:width="9.7083335in" svg:height="4.85416675in" style:rel-width="scale" style:rel-height="scale" presentation:class="graphic" presentation:placeholder="false" presentation:user-transformed="true">
          <draw:image xlink:href="media/image2.png" xlink:type="simple" xlink:show="embed" xlink:actuate="onLoad"/>
          <svg:title/>
          <svg:desc/>
        </draw:frame>
      </draw:page>
      <draw:page draw:name="Slide4" draw:style-name="a2022" draw:master-page-name="Master1-Layout2-obj-Title-and-Content" presentation:presentation-page-layout-name="Master1-PPL2" draw:id="Slide-4">
        <draw:frame draw:id="id1152" presentation:style-name="a2023" draw:name="Title 1" svg:x="0.5in" svg:y="0.015017500000000001in" svg:width="9in" svg:height="1.25in" presentation:class="title" presentation:placeholder="false" presentation:user-transformed="true">
          <draw:text-box>
            <text:p text:style-name="a2024" text:class-names="" text:cond-style-name="">
<text:span text:style-name="a2025" text:class-names="">Daily data</text:span>
</text:p>
          </draw:text-box>
          <svg:title/>
          <svg:desc/>
        </draw:frame>
        <draw:frame draw:id="id1153" presentation:style-name="a2026" draw:name="Content Placeholder 3" svg:x="0.1458335in" svg:y="1.6869516875in" svg:width="9.7083335in" svg:height="4.85416675in" style:rel-width="scale" style:rel-height="scale" presentation:class="graphic" presentation:placeholder="false" presentation:user-transformed="true">
          <draw:image xlink:href="media/image3.png" xlink:type="simple" xlink:show="embed" xlink:actuate="onLoad"/>
          <svg:title/>
          <svg:desc/>
        </draw:frame>
      </draw:page>
      <draw:page draw:name="Slide5" draw:style-name="a2027" draw:master-page-name="Master1-Layout2-obj-Title-and-Content" presentation:presentation-page-layout-name="Master1-PPL2" draw:id="Slide-5">
        <draw:frame draw:id="id1154" presentation:style-name="a2028" draw:name="Title 1" svg:x="0.5in" svg:y="0.015017500000000001in" svg:width="9in" svg:height="1.25in" presentation:class="title" presentation:placeholder="false" presentation:user-transformed="true">
          <draw:text-box>
            <text:p text:style-name="a2029" text:class-names="" text:cond-style-name="">
<text:span text:style-name="a2030" text:class-names="">Daily data</text:span>
</text:p>
          </draw:text-box>
          <svg:title/>
          <svg:desc/>
        </draw:frame>
        <draw:frame draw:id="id1155" presentation:style-name="a2031" draw:name="Content Placeholder 3" svg:x="0.1458335in" svg:y="1.6869516875in" svg:width="9.7083335in" svg:height="4.85416675in" style:rel-width="scale" style:rel-height="scale" presentation:class="graphic" presentation:placeholder="false" presentation:user-transformed="true">
          <draw:image xlink:href="media/image4.png" xlink:type="simple" xlink:show="embed" xlink:actuate="onLoad"/>
          <svg:title/>
          <svg:desc/>
        </draw:frame>
      </draw:page>
      <draw:page draw:name="Slide6" draw:style-name="a2032" draw:master-page-name="Master1-Layout2-obj-Title-and-Content" presentation:presentation-page-layout-name="Master1-PPL2" draw:id="Slide-6">
        <draw:frame draw:id="id1156" presentation:style-name="a2033" draw:name="Title 1" svg:x="0.5in" svg:y="0.015017500000000001in" svg:width="9in" svg:height="1.25in" presentation:class="title" presentation:placeholder="false" presentation:user-transformed="true">
          <draw:text-box>
            <text:p text:style-name="a2034" text:class-names="" text:cond-style-name="">
<text:span text:style-name="a2035" text:class-names="">Daily data</text:span>
</text:p>
          </draw:text-box>
          <svg:title/>
          <svg:desc/>
        </draw:frame>
        <draw:frame draw:id="id1157" presentation:style-name="a2036" draw:name="Content Placeholder 3" svg:x="0.1458335in" svg:y="1.6869516875in" svg:width="9.7083335in" svg:height="4.85416675in" style:rel-width="scale" style:rel-height="scale" presentation:class="graphic" presentation:placeholder="false" presentation:user-transformed="true">
          <draw:image xlink:href="media/image5.png" xlink:type="simple" xlink:show="embed" xlink:actuate="onLoad"/>
          <svg:title/>
          <svg:desc/>
        </draw:frame>
      </draw:page>
      <draw:page draw:name="Slide7" draw:style-name="a2037" draw:master-page-name="Master1-Layout2-obj-Title-and-Content" presentation:presentation-page-layout-name="Master1-PPL2" draw:id="Slide-7">
        <draw:frame draw:id="id1158" presentation:style-name="a2038" draw:name="Title 1" svg:x="0.5in" svg:y="0.015017500000000001in" svg:width="9in" svg:height="1.25in" presentation:class="title" presentation:placeholder="false" presentation:user-transformed="true">
          <draw:text-box>
            <text:p text:style-name="a2039" text:class-names="" text:cond-style-name="">
<text:span text:style-name="a2040" text:class-names="">Daily data</text:span>
</text:p>
          </draw:text-box>
          <svg:title/>
          <svg:desc/>
        </draw:frame>
        <draw:frame draw:id="id1159" presentation:style-name="a2041" draw:name="Content Placeholder 3" svg:x="0.1458335in" svg:y="1.6869516875in" svg:width="9.7083335in" svg:height="4.85416675in" style:rel-width="scale" style:rel-height="scale" presentation:class="graphic" presentation:placeholder="false" presentation:user-transformed="true">
          <draw:image xlink:href="media/image6.png" xlink:type="simple" xlink:show="embed" xlink:actuate="onLoad"/>
          <svg:title/>
          <svg:desc/>
        </draw:frame>
      </draw:page>
      <draw:page draw:name="Slide8" draw:style-name="a2042" draw:master-page-name="Master1-Layout2-obj-Title-and-Content" presentation:presentation-page-layout-name="Master1-PPL2" draw:id="Slide-8">
        <draw:frame draw:id="id1160" presentation:style-name="a2043" draw:name="Title 1" svg:x="0.5in" svg:y="0.015017500000000001in" svg:width="9in" svg:height="1.25in" presentation:class="title" presentation:placeholder="false" presentation:user-transformed="true">
          <draw:text-box>
            <text:p text:style-name="a2044" text:class-names="" text:cond-style-name="">
<text:span text:style-name="a2045" text:class-names="">Daily data</text:span>
</text:p>
          </draw:text-box>
          <svg:title/>
          <svg:desc/>
        </draw:frame>
        <draw:frame draw:id="id1161" presentation:style-name="a2046" draw:name="Content Placeholder 3" svg:x="0.1458335in" svg:y="1.6869516875in" svg:width="9.7083335in" svg:height="4.85416675in" style:rel-width="scale" style:rel-height="scale" presentation:class="graphic" presentation:placeholder="false" presentation:user-transformed="true">
          <draw:image xlink:href="media/image7.png" xlink:type="simple" xlink:show="embed" xlink:actuate="onLoad"/>
          <svg:title/>
          <svg:desc/>
        </draw:frame>
      </draw:page>
      <draw:page draw:name="Slide9" draw:style-name="a2047" draw:master-page-name="Master1-Layout2-obj-Title-and-Content" presentation:presentation-page-layout-name="Master1-PPL2" draw:id="Slide-9">
        <draw:frame draw:id="id1162" presentation:style-name="a2048" draw:name="Title 1" svg:x="0.5in" svg:y="0.015017500000000001in" svg:width="9in" svg:height="1.25in" presentation:class="title" presentation:placeholder="false" presentation:user-transformed="true">
          <draw:text-box>
            <text:p text:style-name="a2049" text:class-names="" text:cond-style-name="">
<text:span text:style-name="a2050" text:class-names="">Daily data</text:span>
</text:p>
          </draw:text-box>
          <svg:title/>
          <svg:desc/>
        </draw:frame>
        <draw:frame draw:id="id1163" presentation:style-name="a2051" draw:name="Content Placeholder 3" svg:x="0.1458335in" svg:y="1.6869516875in" svg:width="9.7083335in" svg:height="4.85416675in" style:rel-width="scale" style:rel-height="scale" presentation:class="graphic" presentation:placeholder="false" presentation:user-transformed="true">
          <draw:image xlink:href="media/image8.png" xlink:type="simple" xlink:show="embed" xlink:actuate="onLoad"/>
          <svg:title/>
          <svg:desc/>
        </draw:frame>
      </draw:page>
      <draw:page draw:name="Slide10" draw:style-name="a2052" draw:master-page-name="Master1-Layout2-obj-Title-and-Content" presentation:presentation-page-layout-name="Master1-PPL2" draw:id="Slide-10">
        <draw:frame draw:id="id1164" presentation:style-name="a2053" draw:name="Title 1" svg:x="0.5in" svg:y="0.015017500000000001in" svg:width="9in" svg:height="1.25in" presentation:class="title" presentation:placeholder="false" presentation:user-transformed="true">
          <draw:text-box>
            <text:p text:style-name="a2054" text:class-names="" text:cond-style-name="">
<text:span text:style-name="a2055" text:class-names="">Daily data</text:span>
</text:p>
          </draw:text-box>
          <svg:title/>
          <svg:desc/>
        </draw:frame>
        <draw:frame draw:id="id1165" presentation:style-name="a2056" draw:name="Content Placeholder 3" svg:x="0.1458335in" svg:y="1.6869516875in" svg:width="9.7083335in" svg:height="4.85416675in" style:rel-width="scale" style:rel-height="scale" presentation:class="graphic" presentation:placeholder="false" presentation:user-transformed="true">
          <draw:image xlink:href="media/image9.png" xlink:type="simple" xlink:show="embed" xlink:actuate="onLoad"/>
          <svg:title/>
          <svg:desc/>
        </draw:frame>
      </draw:page>
      <draw:page draw:name="Slide11" draw:style-name="a2057" draw:master-page-name="Master1-Layout2-obj-Title-and-Content" presentation:presentation-page-layout-name="Master1-PPL2" draw:id="Slide-11">
        <draw:frame draw:id="id1166" presentation:style-name="a2058" draw:name="Title 1" svg:x="0.5in" svg:y="0.015017500000000001in" svg:width="9in" svg:height="1.25in" presentation:class="title" presentation:placeholder="false" presentation:user-transformed="true">
          <draw:text-box>
            <text:p text:style-name="a2059" text:class-names="" text:cond-style-name="">
<text:span text:style-name="a2060" text:class-names="">Daily data</text:span>
</text:p>
          </draw:text-box>
          <svg:title/>
          <svg:desc/>
        </draw:frame>
        <draw:frame draw:id="id1167" presentation:style-name="a2061" draw:name="Content Placeholder 3" svg:x="0.1458335in" svg:y="1.6869516875in" svg:width="9.7083335in" svg:height="4.85416675in" style:rel-width="scale" style:rel-height="scale" presentation:class="graphic" presentation:placeholder="false" presentation:user-transformed="true">
          <draw:image xlink:href="media/image10.png" xlink:type="simple" xlink:show="embed" xlink:actuate="onLoad"/>
          <svg:title/>
          <svg:desc/>
        </draw:frame>
      </draw:page>
      <draw:page draw:name="Slide12" draw:style-name="a2062" draw:master-page-name="Master1-Layout2-obj-Title-and-Content" presentation:presentation-page-layout-name="Master1-PPL2" draw:id="Slide-12">
        <draw:frame draw:id="id1168" presentation:style-name="a2063" draw:name="Title 1" svg:x="0.5in" svg:y="0.015017500000000001in" svg:width="9in" svg:height="1.25in" presentation:class="title" presentation:placeholder="false" presentation:user-transformed="true">
          <draw:text-box>
            <text:p text:style-name="a2064" text:class-names="" text:cond-style-name="">
<text:span text:style-name="a2065" text:class-names="">Daily data</text:span>
</text:p>
          </draw:text-box>
          <svg:title/>
          <svg:desc/>
        </draw:frame>
        <draw:frame draw:id="id1169" presentation:style-name="a2066" draw:name="Content Placeholder 3" svg:x="0.1458335in" svg:y="1.6869516875in" svg:width="9.7083335in" svg:height="4.85416675in" style:rel-width="scale" style:rel-height="scale" presentation:class="graphic" presentation:placeholder="false" presentation:user-transformed="true">
          <draw:image xlink:href="media/image11.png" xlink:type="simple" xlink:show="embed" xlink:actuate="onLoad"/>
          <svg:title/>
          <svg:desc/>
        </draw:frame>
      </draw:page>
      <draw:page draw:name="Slide13" draw:style-name="a2067" draw:master-page-name="Master1-Layout2-obj-Title-and-Content" presentation:presentation-page-layout-name="Master1-PPL2" draw:id="Slide-13">
        <draw:frame draw:id="id1170" presentation:style-name="a2068" draw:name="Title 1" svg:x="0.5in" svg:y="0.015017500000000001in" svg:width="9in" svg:height="1.25in" presentation:class="title" presentation:placeholder="false" presentation:user-transformed="true">
          <draw:text-box>
            <text:p text:style-name="a2069" text:class-names="" text:cond-style-name="">
<text:span text:style-name="a2070" text:class-names="">Daily data</text:span>
</text:p>
          </draw:text-box>
          <svg:title/>
          <svg:desc/>
        </draw:frame>
        <draw:frame draw:id="id1171" presentation:style-name="a2071" draw:name="Content Placeholder 3" svg:x="0.1458335in" svg:y="1.6869516875in" svg:width="9.7083335in" svg:height="4.85416675in" style:rel-width="scale" style:rel-height="scale" presentation:class="graphic" presentation:placeholder="false" presentation:user-transformed="true">
          <draw:image xlink:href="media/image12.png" xlink:type="simple" xlink:show="embed" xlink:actuate="onLoad"/>
          <svg:title/>
          <svg:desc/>
        </draw:frame>
      </draw:page>
      <draw:page draw:name="Slide14" draw:style-name="a2072" draw:master-page-name="Master1-Layout2-obj-Title-and-Content" presentation:presentation-page-layout-name="Master1-PPL2" draw:id="Slide-14">
        <draw:frame draw:id="id1172" presentation:style-name="a2073" draw:name="Title 1" svg:x="0.5in" svg:y="0.015017500000000001in" svg:width="9in" svg:height="1.25in" presentation:class="title" presentation:placeholder="false" presentation:user-transformed="true">
          <draw:text-box>
            <text:p text:style-name="a2074" text:class-names="" text:cond-style-name="">
<text:span text:style-name="a2075" text:class-names="">Daily data</text:span>
</text:p>
          </draw:text-box>
          <svg:title/>
          <svg:desc/>
        </draw:frame>
        <draw:frame draw:id="id1173" presentation:style-name="a2076" draw:name="Content Placeholder 3" svg:x="0.1458335in" svg:y="1.6869516875in" svg:width="9.7083335in" svg:height="4.85416675in" style:rel-width="scale" style:rel-height="scale" presentation:class="graphic" presentation:placeholder="false" presentation:user-transformed="true">
          <draw:image xlink:href="media/image13.png" xlink:type="simple" xlink:show="embed" xlink:actuate="onLoad"/>
          <svg:title/>
          <svg:desc/>
        </draw:frame>
      </draw:page>
      <draw:page draw:name="Slide15" draw:style-name="a2077" draw:master-page-name="Master1-Layout2-obj-Title-and-Content" presentation:presentation-page-layout-name="Master1-PPL2" draw:id="Slide-15">
        <draw:frame draw:id="id1174" presentation:style-name="a2078" draw:name="Title 1" svg:x="0.5in" svg:y="0.015017500000000001in" svg:width="9in" svg:height="1.25in" presentation:class="title" presentation:placeholder="false" presentation:user-transformed="true">
          <draw:text-box>
            <text:p text:style-name="a2079" text:class-names="" text:cond-style-name="">
<text:span text:style-name="a2080" text:class-names="">Daily data</text:span>
</text:p>
          </draw:text-box>
          <svg:title/>
          <svg:desc/>
        </draw:frame>
        <draw:frame draw:id="id1175" presentation:style-name="a2081" draw:name="Content Placeholder 3" svg:x="0.1458335in" svg:y="1.6869516875in" svg:width="9.7083335in" svg:height="4.85416675in" style:rel-width="scale" style:rel-height="scale" presentation:class="graphic" presentation:placeholder="false" presentation:user-transformed="true">
          <draw:image xlink:href="media/image14.png" xlink:type="simple" xlink:show="embed" xlink:actuate="onLoad"/>
          <svg:title/>
          <svg:desc/>
        </draw:frame>
      </draw:page>
      <draw:page draw:name="Slide16" draw:style-name="a2082" draw:master-page-name="Master1-Layout2-obj-Title-and-Content" presentation:presentation-page-layout-name="Master1-PPL2" draw:id="Slide-16">
        <draw:frame draw:id="id1176" presentation:style-name="a2083" draw:name="Title 1" svg:x="0.5in" svg:y="0.015017500000000001in" svg:width="9in" svg:height="1.25in" presentation:class="title" presentation:placeholder="false" presentation:user-transformed="true">
          <draw:text-box>
            <text:p text:style-name="a2084" text:class-names="" text:cond-style-name="">
<text:span text:style-name="a2085" text:class-names="">Daily data</text:span>
</text:p>
          </draw:text-box>
          <svg:title/>
          <svg:desc/>
        </draw:frame>
        <draw:frame draw:id="id1177" presentation:style-name="a2086" draw:name="Content Placeholder 3" svg:x="0.1458335in" svg:y="1.6869516875in" svg:width="9.7083335in" svg:height="4.85416675in" style:rel-width="scale" style:rel-height="scale" presentation:class="graphic" presentation:placeholder="false" presentation:user-transformed="true">
          <draw:image xlink:href="media/image1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Title and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3" style:display-name="Title and 2 Column Tex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4" style:display-name="Title and Text over Content">
      <presentation:placeholder presentation:object="title" svg:x="0.5in" svg:y="0.30035in" svg:width="9in" svg:height="1.25in"/>
      <presentation:placeholder presentation:object="outline" svg:x="0.5in" svg:y="1.75in" svg:width="9in" svg:height="2.39063in"/>
      <presentation:placeholder presentation:object="object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5" style:display-name="Title, Text, and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6" style:display-name="Title, Content and Tex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7" style:display-name="Title, Text, and 2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8" style:display-name="Title, Content, and 2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9" style:display-name="Title and Content over Text">
      <presentation:placeholder presentation:object="title" svg:x="0.5in" svg:y="0.30035in" svg:width="9in" svg:height="1.25in"/>
      <presentation:placeholder presentation:object="object" svg:x="0.5in" svg:y="1.75in" svg:width="9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0" style:display-name="Title and 4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1" style:display-name="Title, 2 Content and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2" style:display-name="Title, 2 Content and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3" style:display-name="Title and 2 Content over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4" style:display-name="Title and Table">
      <presentation:placeholder presentation:object="title" svg:x="0.5in" svg:y="0.30035in" svg:width="9in" svg:height="1.25in"/>
      <presentation:placeholder presentation:object="tabl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2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b0082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30/2015</text:date></text:span></text:p>
        </draw:text-box>
        <svg:title/>
        <svg:desc/>
      </draw:frame>
      <draw:frame draw:id="id3" presentation:style-name="a26" draw:name="Footer Placeholder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>Glucose Reports</text:span></text:p>
        </draw:text-box>
        <svg:title/>
        <svg:desc/>
      </draw:frame>
      <draw:frame draw:id="id4" presentation:style-name="a29" draw:name="Slide Number Placeholder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30/2015</text:date></text:span></text:p>
        </draw:text-box>
        <svg:title/>
        <svg:desc/>
      </draw:frame>
      <draw:frame draw:id="id8" presentation:style-name="a43" draw:name="Footer Placeholder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>Glucose Reports</text:span></text:p>
        </draw:text-box>
        <svg:title/>
        <svg:desc/>
      </draw:frame>
      <draw:frame draw:id="id9" presentation:style-name="a46" draw:name="Slide Number Placeholder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30/2015</text:date></text:span></text:p>
        </draw:text-box>
        <svg:title/>
        <svg:desc/>
      </draw:frame>
      <draw:frame draw:id="id13" presentation:style-name="a73" draw:name="Footer Placeholder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>Glucose Reports</text:span></text:p>
        </draw:text-box>
        <svg:title/>
        <svg:desc/>
      </draw:frame>
      <draw:frame draw:id="id14" presentation:style-name="a76" draw:name="Slide Number Placeholder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30/2015</text:date></text:span></text:p>
        </draw:text-box>
        <svg:title/>
        <svg:desc/>
      </draw:frame>
      <draw:frame draw:id="id18" presentation:style-name="a91" draw:name="Footer Placeholder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>Glucose Reports</text:span></text:p>
        </draw:text-box>
        <svg:title/>
        <svg:desc/>
      </draw:frame>
      <draw:frame draw:id="id19" presentation:style-name="a94" draw:name="Slide Number Placeholder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30/2015</text:date></text:span></text:p>
        </draw:text-box>
        <svg:title/>
        <svg:desc/>
      </draw:frame>
      <draw:frame draw:id="id24" presentation:style-name="a137" draw:name="Footer Placeholder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>Glucose Reports</text:span></text:p>
        </draw:text-box>
        <svg:title/>
        <svg:desc/>
      </draw:frame>
      <draw:frame draw:id="id25" presentation:style-name="a140" draw:name="Slide Number Placeholder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30/2015</text:date></text:span></text:p>
        </draw:text-box>
        <svg:title/>
        <svg:desc/>
      </draw:frame>
      <draw:frame draw:id="id32" presentation:style-name="a191" draw:name="Footer Placeholder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>Glucose Reports</text:span></text:p>
        </draw:text-box>
        <svg:title/>
        <svg:desc/>
      </draw:frame>
      <draw:frame draw:id="id33" presentation:style-name="a194" draw:name="Slide Number Placeholder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30/2015</text:date></text:span></text:p>
        </draw:text-box>
        <svg:title/>
        <svg:desc/>
      </draw:frame>
      <draw:frame draw:id="id36" presentation:style-name="a205" draw:name="Footer Placeholder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>Glucose Reports</text:span></text:p>
        </draw:text-box>
        <svg:title/>
        <svg:desc/>
      </draw:frame>
      <draw:frame draw:id="id37" presentation:style-name="a208" draw:name="Slide Number Placeholder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30/2015</text:date></text:span></text:p>
        </draw:text-box>
        <svg:title/>
        <svg:desc/>
      </draw:frame>
      <draw:frame draw:id="id39" presentation:style-name="a216" draw:name="Footer Placeholder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>Glucose Reports</text:span></text:p>
        </draw:text-box>
        <svg:title/>
        <svg:desc/>
      </draw:frame>
      <draw:frame draw:id="id40" presentation:style-name="a219" draw:name="Slide Number Placeholder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30/2015</text:date></text:span></text:p>
        </draw:text-box>
        <svg:title/>
        <svg:desc/>
      </draw:frame>
      <draw:frame draw:id="id45" presentation:style-name="a250" draw:name="Footer Placeholder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>Glucose Reports</text:span></text:p>
        </draw:text-box>
        <svg:title/>
        <svg:desc/>
      </draw:frame>
      <draw:frame draw:id="id46" presentation:style-name="a253" draw:name="Slide Number Placeholder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30/2015</text:date></text:span></text:p>
        </draw:text-box>
        <svg:title/>
        <svg:desc/>
      </draw:frame>
      <draw:frame draw:id="id51" presentation:style-name="a271" draw:name="Footer Placeholder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>Glucose Reports</text:span></text:p>
        </draw:text-box>
        <svg:title/>
        <svg:desc/>
      </draw:frame>
      <draw:frame draw:id="id52" presentation:style-name="a274" draw:name="Slide Number Placeholder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30/2015</text:date></text:span></text:p>
        </draw:text-box>
        <svg:title/>
        <svg:desc/>
      </draw:frame>
      <draw:frame draw:id="id56" presentation:style-name="a301" draw:name="Footer Placeholder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>Glucose Reports</text:span></text:p>
        </draw:text-box>
        <svg:title/>
        <svg:desc/>
      </draw:frame>
      <draw:frame draw:id="id57" presentation:style-name="a304" draw:name="Slide Number Placeholder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30/2015</text:date></text:span></text:p>
        </draw:text-box>
        <svg:title/>
        <svg:desc/>
      </draw:frame>
      <draw:frame draw:id="id61" presentation:style-name="a331" draw:name="Footer Placeholder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>Glucose Reports</text:span></text:p>
        </draw:text-box>
        <svg:title/>
        <svg:desc/>
      </draw:frame>
      <draw:frame draw:id="id62" presentation:style-name="a334" draw:name="Slide Number Placeholder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  <style:master-page style:name="Master1-Layout12-tx-Title-and-Text" style:page-layout-name="pageLayout1" draw:style-name="a335">
      <draw:frame draw:id="id63" presentation:style-name="a338" draw:name="Title 1" svg:x="0.5in" svg:y="0.30035in" svg:width="9in" svg:height="1.25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64" presentation:style-name="a354" draw:name="Text Placeholder 2" svg:x="0.5in" svg:y="1.75in" svg:width="9in" svg:height="4.94965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58" draw:name="Date Placeholder 3" svg:x="0.5in" svg:y="6.95139in" svg:width="2.3333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0/30/2015</text:date></text:span></text:p>
        </draw:text-box>
        <svg:title/>
        <svg:desc/>
      </draw:frame>
      <draw:frame draw:id="id66" presentation:style-name="a361" draw:name="Footer Placeholder 4" svg:x="3.41667in" svg:y="6.95139in" svg:width="3.16667in" svg:height="0.39931in" presentation:class="footer" presentation:placeholder="false">
        <draw:text-box>
          <text:p text:style-name="a360" text:class-names="" text:cond-style-name=""><text:span text:style-name="a359" text:class-names="">Glucose Reports</text:span></text:p>
        </draw:text-box>
        <svg:title/>
        <svg:desc/>
      </draw:frame>
      <draw:frame draw:id="id67" presentation:style-name="a364" draw:name="Slide Number Placeholder 5" svg:x="7.16667in" svg:y="6.95139in" svg:width="2.33333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13-twoColTx-Title-and-2-Column-Text" style:page-layout-name="pageLayout1" draw:style-name="a365">
      <draw:frame draw:id="id68" presentation:style-name="a368" draw:name="Title 1" svg:x="0.5in" svg:y="0.30035in" svg:width="9in" svg:height="1.25in" presentation:class="title" presentation:placeholder="false">
        <draw:text-box>
          <text:p text:style-name="a367" text:class-names="" text:cond-style-name=""><text:span text:style-name="a366" text:class-names="">Click to edit Master title style</text:span></text:p>
        </draw:text-box>
        <svg:title/>
        <svg:desc/>
      </draw:frame>
      <draw:frame draw:id="id69" presentation:style-name="a384" draw:name="Text Placeholder 2" svg:x="0.5in" svg:y="1.75in" svg:width="4.41667in" svg:height="4.94965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0" draw:name="Text Placeholder 3" svg:x="5.08333in" svg:y="1.75in" svg:width="4.41667in" svg:height="4.94965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04" draw:name="Date Placeholder 4" svg:x="0.5in" svg:y="6.95139in" svg:width="2.33333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10/30/2015</text:date></text:span></text:p>
        </draw:text-box>
        <svg:title/>
        <svg:desc/>
      </draw:frame>
      <draw:frame draw:id="id72" presentation:style-name="a407" draw:name="Footer Placeholder 5" svg:x="3.41667in" svg:y="6.95139in" svg:width="3.16667in" svg:height="0.39931in" presentation:class="footer" presentation:placeholder="false">
        <draw:text-box>
          <text:p text:style-name="a406" text:class-names="" text:cond-style-name=""><text:span text:style-name="a405" text:class-names="">Glucose Reports</text:span></text:p>
        </draw:text-box>
        <svg:title/>
        <svg:desc/>
      </draw:frame>
      <draw:frame draw:id="id73" presentation:style-name="a410" draw:name="Slide Number Placeholder 6" svg:x="7.16667in" svg:y="6.95139in" svg:width="2.33333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</style:master-page>
    <style:master-page style:name="Master1-Layout14-txOverObj-Title-and-Text-over-Content" style:page-layout-name="pageLayout1" draw:style-name="a411">
      <draw:frame draw:id="id74" presentation:style-name="a414" draw:name="Title 1" svg:x="0.5in" svg:y="0.30035in" svg:width="9in" svg:height="1.25in" presentation:class="title" presentation:placeholder="false">
        <draw:text-box>
          <text:p text:style-name="a413" text:class-names="" text:cond-style-name=""><text:span text:style-name="a412" text:class-names="">Click to edit Master title style</text:span></text:p>
        </draw:text-box>
        <svg:title/>
        <svg:desc/>
      </draw:frame>
      <draw:frame draw:id="id75" presentation:style-name="a430" draw:name="Text Placeholder 2" svg:x="0.5in" svg:y="1.75in" svg:width="9in" svg:height="2.39063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  <text:list text:style-name="a420">
            <text:list-item>
              <text:list text:style-name="a420">
                <text:list-item>
                  <text:p text:style-name="a419" text:class-names="" text:cond-style-name=""><text:span text:style-name="a418" text:class-names="">Second level</text:span></text:p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p text:style-name="a422" text:class-names="" text:cond-style-name=""><text:span text:style-name="a421" text:class-names="">Third level</text:span></text:p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p text:style-name="a425" text:class-names="" text:cond-style-name=""><text:span text:style-name="a4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list text:style-name="a429">
                            <text:list-item>
                              <text:p text:style-name="a428" text:class-names="" text:cond-style-name=""><text:span text:style-name="a4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46" draw:name="Content Placeholder 3" svg:x="0.5in" svg:y="4.30729in" svg:width="9in" svg:height="2.39236in" presentation:class="object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to edit Master text styles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Second level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hird level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list text:style-name="a445">
                            <text:list-item>
                              <text:p text:style-name="a444" text:class-names="" text:cond-style-name=""><text:span text:style-name="a4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450" draw:name="Date Placeholder 4" svg:x="0.5in" svg:y="6.95139in" svg:width="2.33333in" svg:height="0.39931in" presentation:class="date-time" presentation:placeholder="false">
        <draw:text-box>
          <text:p text:style-name="a449" text:class-names="" text:cond-style-name=""><text:span text:style-name="a447" text:class-names=""><text:date text:fixed="false" style:data-style-name="a448">10/30/2015</text:date></text:span></text:p>
        </draw:text-box>
        <svg:title/>
        <svg:desc/>
      </draw:frame>
      <draw:frame draw:id="id78" presentation:style-name="a453" draw:name="Footer Placeholder 5" svg:x="3.41667in" svg:y="6.95139in" svg:width="3.16667in" svg:height="0.39931in" presentation:class="footer" presentation:placeholder="false">
        <draw:text-box>
          <text:p text:style-name="a452" text:class-names="" text:cond-style-name=""><text:span text:style-name="a451" text:class-names="">Glucose Reports</text:span></text:p>
        </draw:text-box>
        <svg:title/>
        <svg:desc/>
      </draw:frame>
      <draw:frame draw:id="id79" presentation:style-name="a456" draw:name="Slide Number Placeholder 6" svg:x="7.16667in" svg:y="6.95139in" svg:width="2.33333in" svg:height="0.39931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</style:master-page>
    <style:master-page style:name="Master1-Layout15-txAndObj-Title,-Text,-and-Content" style:page-layout-name="pageLayout1" draw:style-name="a457">
      <draw:frame draw:id="id80" presentation:style-name="a460" draw:name="Title 1" svg:x="0.5in" svg:y="0.30035in" svg:width="9in" svg:height="1.25in" presentation:class="title" presentation:placeholder="false">
        <draw:text-box>
          <text:p text:style-name="a459" text:class-names="" text:cond-style-name=""><text:span text:style-name="a458" text:class-names="">Click to edit Master title style</text:span></text:p>
        </draw:text-box>
        <svg:title/>
        <svg:desc/>
      </draw:frame>
      <draw:frame draw:id="id81" presentation:style-name="a476" draw:name="Text Placeholder 2" svg:x="0.5in" svg:y="1.75in" svg:width="4.41667in" svg:height="4.94965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list text:style-name="a475">
                            <text:list-item>
                              <text:p text:style-name="a474" text:class-names="" text:cond-style-name=""><text:span text:style-name="a4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492" draw:name="Content Placeholder 3" svg:x="5.08333in" svg:y="1.75in" svg:width="4.41667in" svg:height="4.94965in" presentation:class="object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Second level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hird level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96" draw:name="Date Placeholder 4" svg:x="0.5in" svg:y="6.95139in" svg:width="2.33333in" svg:height="0.39931in" presentation:class="date-time" presentation:placeholder="false">
        <draw:text-box>
          <text:p text:style-name="a495" text:class-names="" text:cond-style-name=""><text:span text:style-name="a493" text:class-names=""><text:date text:fixed="false" style:data-style-name="a494">10/30/2015</text:date></text:span></text:p>
        </draw:text-box>
        <svg:title/>
        <svg:desc/>
      </draw:frame>
      <draw:frame draw:id="id84" presentation:style-name="a499" draw:name="Footer Placeholder 5" svg:x="3.41667in" svg:y="6.95139in" svg:width="3.16667in" svg:height="0.39931in" presentation:class="footer" presentation:placeholder="false">
        <draw:text-box>
          <text:p text:style-name="a498" text:class-names="" text:cond-style-name=""><text:span text:style-name="a497" text:class-names="">Glucose Reports</text:span></text:p>
        </draw:text-box>
        <svg:title/>
        <svg:desc/>
      </draw:frame>
      <draw:frame draw:id="id85" presentation:style-name="a502" draw:name="Slide Number Placeholder 6" svg:x="7.16667in" svg:y="6.95139in" svg:width="2.33333in" svg:height="0.39931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</style:master-page>
    <style:master-page style:name="Master1-Layout16-objAndTx-Title,-Content-and-Text" style:page-layout-name="pageLayout1" draw:style-name="a503">
      <draw:frame draw:id="id86" presentation:style-name="a506" draw:name="Title 1" svg:x="0.5in" svg:y="0.30035in" svg:width="9in" svg:height="1.25in" presentation:class="title" presentation:placeholder="false">
        <draw:text-box>
          <text:p text:style-name="a505" text:class-names="" text:cond-style-name=""><text:span text:style-name="a504" text:class-names="">Click to edit Master title style</text:span></text:p>
        </draw:text-box>
        <svg:title/>
        <svg:desc/>
      </draw:frame>
      <draw:frame draw:id="id87" presentation:style-name="a522" draw:name="Content Placeholder 2" svg:x="0.5in" svg:y="1.75in" svg:width="4.41667in" svg:height="4.94965in" presentation:class="object" presentation:placeholder="false">
        <draw:text-box>
          <text:list text:style-name="a509">
            <text:list-item>
              <text:p text:style-name="a508" text:class-names="" text:cond-style-name=""><text:span text:style-name="a507" text:class-names="">Click to edit Master text styles</text:span></text:p>
            </text:list-item>
          </text:list>
          <text:list text:style-name="a512">
            <text:list-item>
              <text:list text:style-name="a512">
                <text:list-item>
                  <text:p text:style-name="a511" text:class-names="" text:cond-style-name=""><text:span text:style-name="a510" text:class-names="">Second level</text:span></text:p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p text:style-name="a514" text:class-names="" text:cond-style-name=""><text:span text:style-name="a513" text:class-names="">Third level</text:span></text:p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p text:style-name="a517" text:class-names="" text:cond-style-name=""><text:span text:style-name="a5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list text:style-name="a521">
                            <text:list-item>
                              <text:p text:style-name="a520" text:class-names="" text:cond-style-name=""><text:span text:style-name="a5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538" draw:name="Text Placeholder 3" svg:x="5.08333in" svg:y="1.75in" svg:width="4.41667in" svg:height="4.94965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Click to edit Master text styles</text:span></text:p>
            </text:list-item>
          </text:list>
          <text:list text:style-name="a528">
            <text:list-item>
              <text:list text:style-name="a528">
                <text:list-item>
                  <text:p text:style-name="a527" text:class-names="" text:cond-style-name=""><text:span text:style-name="a526" text:class-names="">Second level</text:span></text:p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p text:style-name="a530" text:class-names="" text:cond-style-name=""><text:span text:style-name="a529" text:class-names="">Third level</text:span></text:p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p text:style-name="a533" text:class-names="" text:cond-style-name=""><text:span text:style-name="a5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list text:style-name="a537">
                            <text:list-item>
                              <text:p text:style-name="a536" text:class-names="" text:cond-style-name=""><text:span text:style-name="a5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542" draw:name="Date Placeholder 4" svg:x="0.5in" svg:y="6.95139in" svg:width="2.33333in" svg:height="0.39931in" presentation:class="date-time" presentation:placeholder="false">
        <draw:text-box>
          <text:p text:style-name="a541" text:class-names="" text:cond-style-name=""><text:span text:style-name="a539" text:class-names=""><text:date text:fixed="false" style:data-style-name="a540">10/30/2015</text:date></text:span></text:p>
        </draw:text-box>
        <svg:title/>
        <svg:desc/>
      </draw:frame>
      <draw:frame draw:id="id90" presentation:style-name="a545" draw:name="Footer Placeholder 5" svg:x="3.41667in" svg:y="6.95139in" svg:width="3.16667in" svg:height="0.39931in" presentation:class="footer" presentation:placeholder="false">
        <draw:text-box>
          <text:p text:style-name="a544" text:class-names="" text:cond-style-name=""><text:span text:style-name="a543" text:class-names="">Glucose Reports</text:span></text:p>
        </draw:text-box>
        <svg:title/>
        <svg:desc/>
      </draw:frame>
      <draw:frame draw:id="id91" presentation:style-name="a548" draw:name="Slide Number Placeholder 6" svg:x="7.16667in" svg:y="6.95139in" svg:width="2.33333in" svg:height="0.39931in" presentation:class="page-number" presentation:placeholder="false">
        <draw:text-box>
          <text:p text:style-name="a547" text:class-names="" text:cond-style-name=""><text:span text:style-name="a546" text:class-names=""><text:page-number style:num-format="1" text:fixed="false"/></text:span></text:p>
        </draw:text-box>
        <svg:title/>
        <svg:desc/>
      </draw:frame>
    </style:master-page>
    <style:master-page style:name="Master1-Layout17-txAndTwoObj-Title,-Text,-and-2-Content" style:page-layout-name="pageLayout1" draw:style-name="a549">
      <draw:frame draw:id="id92" presentation:style-name="a552" draw:name="Title 1" svg:x="0.5in" svg:y="0.30035in" svg:width="9in" svg:height="1.25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93" presentation:style-name="a568" draw:name="Text Placeholder 2" svg:x="0.5in" svg:y="1.75in" svg:width="4.41667in" svg:height="4.94965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84" draw:name="Content Placeholder 3" svg:x="5.08333in" svg:y="1.75in" svg:width="4.41667in" svg:height="2.39063in" presentation:class="object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00" draw:name="Content Placeholder 4" svg:x="5.08333in" svg:y="4.30729in" svg:width="4.41667in" svg:height="2.39236in" presentation:class="object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04" draw:name="Date Placeholder 5" svg:x="0.5in" svg:y="6.95139in" svg:width="2.33333in" svg:height="0.39931in" presentation:class="date-time" presentation:placeholder="false">
        <draw:text-box>
          <text:p text:style-name="a603" text:class-names="" text:cond-style-name=""><text:span text:style-name="a601" text:class-names=""><text:date text:fixed="false" style:data-style-name="a602">10/30/2015</text:date></text:span></text:p>
        </draw:text-box>
        <svg:title/>
        <svg:desc/>
      </draw:frame>
      <draw:frame draw:id="id97" presentation:style-name="a607" draw:name="Footer Placeholder 6" svg:x="3.41667in" svg:y="6.95139in" svg:width="3.16667in" svg:height="0.39931in" presentation:class="footer" presentation:placeholder="false">
        <draw:text-box>
          <text:p text:style-name="a606" text:class-names="" text:cond-style-name=""><text:span text:style-name="a605" text:class-names="">Glucose Reports</text:span></text:p>
        </draw:text-box>
        <svg:title/>
        <svg:desc/>
      </draw:frame>
      <draw:frame draw:id="id98" presentation:style-name="a610" draw:name="Slide Number Placeholder 7" svg:x="7.16667in" svg:y="6.95139in" svg:width="2.33333in" svg:height="0.39931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</style:master-page>
    <style:master-page style:name="Master1-Layout18-objAndTwoObj-Title,-Content,-and-2-Content" style:page-layout-name="pageLayout1" draw:style-name="a611">
      <draw:frame draw:id="id99" presentation:style-name="a614" draw:name="Title 1" svg:x="0.5in" svg:y="0.30035in" svg:width="9in" svg:height="1.25in" presentation:class="title" presentation:placeholder="false">
        <draw:text-box>
          <text:p text:style-name="a613" text:class-names="" text:cond-style-name=""><text:span text:style-name="a612" text:class-names="">Click to edit Master title style</text:span></text:p>
        </draw:text-box>
        <svg:title/>
        <svg:desc/>
      </draw:frame>
      <draw:frame draw:id="id100" presentation:style-name="a630" draw:name="Content Placeholder 2" svg:x="0.5in" svg:y="1.75in" svg:width="4.41667in" svg:height="4.94965in" presentation:class="object" presentation:placeholder="false">
        <draw:text-box>
          <text:list text:style-name="a617">
            <text:list-item>
              <text:p text:style-name="a616" text:class-names="" text:cond-style-name=""><text:span text:style-name="a615" text:class-names="">Click to edit Master text styles</text:span></text:p>
            </text:list-item>
          </text:list>
          <text:list text:style-name="a620">
            <text:list-item>
              <text:list text:style-name="a620">
                <text:list-item>
                  <text:p text:style-name="a619" text:class-names="" text:cond-style-name=""><text:span text:style-name="a618" text:class-names="">Second level</text:span></text:p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p text:style-name="a622" text:class-names="" text:cond-style-name=""><text:span text:style-name="a621" text:class-names="">Third level</text:span></text:p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p text:style-name="a625" text:class-names="" text:cond-style-name=""><text:span text:style-name="a6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list text:style-name="a629">
                            <text:list-item>
                              <text:p text:style-name="a628" text:class-names="" text:cond-style-name=""><text:span text:style-name="a6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646" draw:name="Content Placeholder 3" svg:x="5.08333in" svg:y="1.75in" svg:width="4.41667in" svg:height="2.39063in" presentation:class="object" presentation:placeholder="false">
        <draw:text-box>
          <text:list text:style-name="a633">
            <text:list-item>
              <text:p text:style-name="a632" text:class-names="" text:cond-style-name=""><text:span text:style-name="a631" text:class-names="">Click to edit Master text styles</text:span></text:p>
            </text:list-item>
          </text:list>
          <text:list text:style-name="a636">
            <text:list-item>
              <text:list text:style-name="a636">
                <text:list-item>
                  <text:p text:style-name="a635" text:class-names="" text:cond-style-name=""><text:span text:style-name="a634" text:class-names="">Second level</text:span></text:p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p text:style-name="a638" text:class-names="" text:cond-style-name=""><text:span text:style-name="a637" text:class-names="">Third level</text:span></text:p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p text:style-name="a641" text:class-names="" text:cond-style-name=""><text:span text:style-name="a6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list text:style-name="a645">
                            <text:list-item>
                              <text:p text:style-name="a644" text:class-names="" text:cond-style-name=""><text:span text:style-name="a6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662" draw:name="Content Placeholder 4" svg:x="5.08333in" svg:y="4.30729in" svg:width="4.41667in" svg:height="2.39236in" presentation:class="object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list text:style-name="a661">
                            <text:list-item>
                              <text:p text:style-name="a660" text:class-names="" text:cond-style-name=""><text:span text:style-name="a6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666" draw:name="Date Placeholder 5" svg:x="0.5in" svg:y="6.95139in" svg:width="2.33333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10/30/2015</text:date></text:span></text:p>
        </draw:text-box>
        <svg:title/>
        <svg:desc/>
      </draw:frame>
      <draw:frame draw:id="id104" presentation:style-name="a669" draw:name="Footer Placeholder 6" svg:x="3.41667in" svg:y="6.95139in" svg:width="3.16667in" svg:height="0.39931in" presentation:class="footer" presentation:placeholder="false">
        <draw:text-box>
          <text:p text:style-name="a668" text:class-names="" text:cond-style-name=""><text:span text:style-name="a667" text:class-names="">Glucose Reports</text:span></text:p>
        </draw:text-box>
        <svg:title/>
        <svg:desc/>
      </draw:frame>
      <draw:frame draw:id="id105" presentation:style-name="a672" draw:name="Slide Number Placeholder 7" svg:x="7.16667in" svg:y="6.95139in" svg:width="2.33333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9-objOverTx-Title-and-Content-over-Text" style:page-layout-name="pageLayout1" draw:style-name="a673">
      <draw:frame draw:id="id106" presentation:style-name="a676" draw:name="Title 1" svg:x="0.5in" svg:y="0.30035in" svg:width="9in" svg:height="1.25in" presentation:class="title" presentation:placeholder="false">
        <draw:text-box>
          <text:p text:style-name="a675" text:class-names="" text:cond-style-name=""><text:span text:style-name="a674" text:class-names="">Click to edit Master title style</text:span></text:p>
        </draw:text-box>
        <svg:title/>
        <svg:desc/>
      </draw:frame>
      <draw:frame draw:id="id107" presentation:style-name="a692" draw:name="Content Placeholder 2" svg:x="0.5in" svg:y="1.75in" svg:width="9in" svg:height="2.39063in" presentation:class="object" presentation:placeholder="false">
        <draw:text-box>
          <text:list text:style-name="a679">
            <text:list-item>
              <text:p text:style-name="a678" text:class-names="" text:cond-style-name=""><text:span text:style-name="a677" text:class-names="">Click to edit Master text styles</text:span></text:p>
            </text:list-item>
          </text:list>
          <text:list text:style-name="a682">
            <text:list-item>
              <text:list text:style-name="a682">
                <text:list-item>
                  <text:p text:style-name="a681" text:class-names="" text:cond-style-name=""><text:span text:style-name="a680" text:class-names="">Second level</text:span></text:p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p text:style-name="a684" text:class-names="" text:cond-style-name=""><text:span text:style-name="a683" text:class-names="">Third level</text:span></text:p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p text:style-name="a687" text:class-names="" text:cond-style-name=""><text:span text:style-name="a6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list text:style-name="a691">
                            <text:list-item>
                              <text:p text:style-name="a690" text:class-names="" text:cond-style-name=""><text:span text:style-name="a6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08" draw:name="Text Placeholder 3" svg:x="0.5in" svg:y="4.30729in" svg:width="9in" svg:height="2.39236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Click to edit Master text styles</text:span></text:p>
            </text:list-item>
          </text:list>
          <text:list text:style-name="a698">
            <text:list-item>
              <text:list text:style-name="a698">
                <text:list-item>
                  <text:p text:style-name="a697" text:class-names="" text:cond-style-name=""><text:span text:style-name="a696" text:class-names="">Second level</text:span></text:p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p text:style-name="a700" text:class-names="" text:cond-style-name=""><text:span text:style-name="a699" text:class-names="">Third level</text:span></text:p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p text:style-name="a703" text:class-names="" text:cond-style-name=""><text:span text:style-name="a7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12" draw:name="Date Placeholder 4" svg:x="0.5in" svg:y="6.95139in" svg:width="2.3333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10/30/2015</text:date></text:span></text:p>
        </draw:text-box>
        <svg:title/>
        <svg:desc/>
      </draw:frame>
      <draw:frame draw:id="id110" presentation:style-name="a715" draw:name="Footer Placeholder 5" svg:x="3.41667in" svg:y="6.95139in" svg:width="3.16667in" svg:height="0.39931in" presentation:class="footer" presentation:placeholder="false">
        <draw:text-box>
          <text:p text:style-name="a714" text:class-names="" text:cond-style-name=""><text:span text:style-name="a713" text:class-names="">Glucose Reports</text:span></text:p>
        </draw:text-box>
        <svg:title/>
        <svg:desc/>
      </draw:frame>
      <draw:frame draw:id="id111" presentation:style-name="a718" draw:name="Slide Number Placeholder 6" svg:x="7.16667in" svg:y="6.95139in" svg:width="2.3333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</style:master-page>
    <style:master-page style:name="Master1-Layout20-fourObj-Title-and-4-Content" style:page-layout-name="pageLayout1" draw:style-name="a719">
      <draw:frame draw:id="id112" presentation:style-name="a722" draw:name="Title 1" svg:x="0.5in" svg:y="0.30035in" svg:width="9in" svg:height="1.25in" presentation:class="title" presentation:placeholder="false">
        <draw:text-box>
          <text:p text:style-name="a721" text:class-names="" text:cond-style-name=""><text:span text:style-name="a720" text:class-names="">Click to edit Master title style</text:span></text:p>
        </draw:text-box>
        <svg:title/>
        <svg:desc/>
      </draw:frame>
      <draw:frame draw:id="id113" presentation:style-name="a738" draw:name="Content Placeholder 2" svg:x="0.5in" svg:y="1.75in" svg:width="4.41667in" svg:height="2.39063in" presentation:class="object" presentation:placeholder="false">
        <draw:text-box>
          <text:list text:style-name="a725">
            <text:list-item>
              <text:p text:style-name="a724" text:class-names="" text:cond-style-name=""><text:span text:style-name="a723" text:class-names="">Click to edit Master text styles</text:span></text:p>
            </text:list-item>
          </text:list>
          <text:list text:style-name="a728">
            <text:list-item>
              <text:list text:style-name="a728">
                <text:list-item>
                  <text:p text:style-name="a727" text:class-names="" text:cond-style-name=""><text:span text:style-name="a726" text:class-names="">Second level</text:span></text:p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p text:style-name="a730" text:class-names="" text:cond-style-name=""><text:span text:style-name="a729" text:class-names="">Third level</text:span></text:p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p text:style-name="a733" text:class-names="" text:cond-style-name=""><text:span text:style-name="a7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list text:style-name="a737">
                            <text:list-item>
                              <text:p text:style-name="a736" text:class-names="" text:cond-style-name=""><text:span text:style-name="a7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4" draw:name="Content Placeholder 3" svg:x="5.08333in" svg:y="1.75in" svg:width="4.41667in" svg:height="2.39063in" presentation:class="object" presentation:placeholder="false">
        <draw:text-box>
          <text:list text:style-name="a741">
            <text:list-item>
              <text:p text:style-name="a740" text:class-names="" text:cond-style-name=""><text:span text:style-name="a739" text:class-names="">Click to edit Master text styles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Second level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hird level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770" draw:name="Content Placeholder 4" svg:x="0.5in" svg:y="4.30729in" svg:width="4.41667in" svg:height="2.39236in" presentation:class="object" presentation:placeholder="false">
        <draw:text-box>
          <text:list text:style-name="a757">
            <text:list-item>
              <text:p text:style-name="a756" text:class-names="" text:cond-style-name=""><text:span text:style-name="a755" text:class-names="">Click to edit Master text styles</text:span></text:p>
            </text:list-item>
          </text:list>
          <text:list text:style-name="a760">
            <text:list-item>
              <text:list text:style-name="a760">
                <text:list-item>
                  <text:p text:style-name="a759" text:class-names="" text:cond-style-name=""><text:span text:style-name="a758" text:class-names="">Second level</text:span></text:p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p text:style-name="a762" text:class-names="" text:cond-style-name=""><text:span text:style-name="a76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p text:style-name="a765" text:class-names="" text:cond-style-name=""><text:span text:style-name="a7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list text:style-name="a769">
                            <text:list-item>
                              <text:p text:style-name="a768" text:class-names="" text:cond-style-name=""><text:span text:style-name="a7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786" draw:name="Content Placeholder 5" svg:x="5.08333in" svg:y="4.30729in" svg:width="4.41667in" svg:height="2.39236in" presentation:class="object" presentation:placeholder="false">
        <draw:text-box>
          <text:list text:style-name="a773">
            <text:list-item>
              <text:p text:style-name="a772" text:class-names="" text:cond-style-name=""><text:span text:style-name="a771" text:class-names="">Click to edit Master text styles</text:span></text:p>
            </text:list-item>
          </text:list>
          <text:list text:style-name="a776">
            <text:list-item>
              <text:list text:style-name="a776">
                <text:list-item>
                  <text:p text:style-name="a775" text:class-names="" text:cond-style-name=""><text:span text:style-name="a774" text:class-names="">Second level</text:span></text:p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p text:style-name="a778" text:class-names="" text:cond-style-name=""><text:span text:style-name="a777" text:class-names="">Third level</text:span></text:p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p text:style-name="a781" text:class-names="" text:cond-style-name=""><text:span text:style-name="a7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list text:style-name="a785">
                            <text:list-item>
                              <text:p text:style-name="a784" text:class-names="" text:cond-style-name=""><text:span text:style-name="a7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790" draw:name="Date Placeholder 6" svg:x="0.5in" svg:y="6.95139in" svg:width="2.33333in" svg:height="0.39931in" presentation:class="date-time" presentation:placeholder="false">
        <draw:text-box>
          <text:p text:style-name="a789" text:class-names="" text:cond-style-name=""><text:span text:style-name="a787" text:class-names=""><text:date text:fixed="false" style:data-style-name="a788">10/30/2015</text:date></text:span></text:p>
        </draw:text-box>
        <svg:title/>
        <svg:desc/>
      </draw:frame>
      <draw:frame draw:id="id118" presentation:style-name="a793" draw:name="Footer Placeholder 7" svg:x="3.41667in" svg:y="6.95139in" svg:width="3.16667in" svg:height="0.39931in" presentation:class="footer" presentation:placeholder="false">
        <draw:text-box>
          <text:p text:style-name="a792" text:class-names="" text:cond-style-name=""><text:span text:style-name="a791" text:class-names="">Glucose Reports</text:span></text:p>
        </draw:text-box>
        <svg:title/>
        <svg:desc/>
      </draw:frame>
      <draw:frame draw:id="id119" presentation:style-name="a796" draw:name="Slide Number Placeholder 8" svg:x="7.16667in" svg:y="6.95139in" svg:width="2.33333in" svg:height="0.39931in" presentation:class="page-number" presentation:placeholder="false">
        <draw:text-box>
          <text:p text:style-name="a795" text:class-names="" text:cond-style-name=""><text:span text:style-name="a794" text:class-names=""><text:page-number style:num-format="1" text:fixed="false"/></text:span></text:p>
        </draw:text-box>
        <svg:title/>
        <svg:desc/>
      </draw:frame>
    </style:master-page>
    <style:master-page style:name="Master1-Layout21-twoObjAndObj-Title,-2-Content-and-Content" style:page-layout-name="pageLayout1" draw:style-name="a797">
      <draw:frame draw:id="id120" presentation:style-name="a800" draw:name="Title 1" svg:x="0.5in" svg:y="0.30035in" svg:width="9in" svg:height="1.25in" presentation:class="title" presentation:placeholder="false">
        <draw:text-box>
          <text:p text:style-name="a799" text:class-names="" text:cond-style-name=""><text:span text:style-name="a798" text:class-names="">Click to edit Master title style</text:span></text:p>
        </draw:text-box>
        <svg:title/>
        <svg:desc/>
      </draw:frame>
      <draw:frame draw:id="id121" presentation:style-name="a816" draw:name="Content Placeholder 2" svg:x="0.5in" svg:y="1.75in" svg:width="4.41667in" svg:height="2.39063in" presentation:class="object" presentation:placeholder="false">
        <draw:text-box>
          <text:list text:style-name="a803">
            <text:list-item>
              <text:p text:style-name="a802" text:class-names="" text:cond-style-name=""><text:span text:style-name="a801" text:class-names="">Click to edit Master text styles</text:span></text:p>
            </text:list-item>
          </text:list>
          <text:list text:style-name="a806">
            <text:list-item>
              <text:list text:style-name="a806">
                <text:list-item>
                  <text:p text:style-name="a805" text:class-names="" text:cond-style-name=""><text:span text:style-name="a804" text:class-names="">Second level</text:span></text:p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p text:style-name="a808" text:class-names="" text:cond-style-name=""><text:span text:style-name="a807" text:class-names="">Third level</text:span></text:p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p text:style-name="a811" text:class-names="" text:cond-style-name=""><text:span text:style-name="a8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list text:style-name="a815">
                        <text:list-item>
                          <text:list text:style-name="a815">
                            <text:list-item>
                              <text:p text:style-name="a814" text:class-names="" text:cond-style-name=""><text:span text:style-name="a8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32" draw:name="Content Placeholder 3" svg:x="0.5in" svg:y="4.30729in" svg:width="4.41667in" svg:height="2.39236in" presentation:class="object" presentation:placeholder="false">
        <draw:text-box>
          <text:list text:style-name="a819">
            <text:list-item>
              <text:p text:style-name="a818" text:class-names="" text:cond-style-name=""><text:span text:style-name="a817" text:class-names="">Click to edit Master text styles</text:span></text:p>
            </text:list-item>
          </text:list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Second level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p text:style-name="a824" text:class-names="" text:cond-style-name=""><text:span text:style-name="a823" text:class-names="">Third level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list text:style-name="a831">
                            <text:list-item>
                              <text:p text:style-name="a830" text:class-names="" text:cond-style-name=""><text:span text:style-name="a8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848" draw:name="Content Placeholder 4" svg:x="5.08333in" svg:y="1.75in" svg:width="4.41667in" svg:height="4.94965in" presentation:class="object" presentation:placeholder="false">
        <draw:text-box>
          <text:list text:style-name="a835">
            <text:list-item>
              <text:p text:style-name="a834" text:class-names="" text:cond-style-name=""><text:span text:style-name="a833" text:class-names="">Click to edit Master text styles</text:span></text:p>
            </text:list-item>
          </text:list>
          <text:list text:style-name="a838">
            <text:list-item>
              <text:list text:style-name="a838">
                <text:list-item>
                  <text:p text:style-name="a837" text:class-names="" text:cond-style-name=""><text:span text:style-name="a836" text:class-names="">Second level</text:span></text:p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p text:style-name="a840" text:class-names="" text:cond-style-name=""><text:span text:style-name="a83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p text:style-name="a843" text:class-names="" text:cond-style-name=""><text:span text:style-name="a8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list text:style-name="a847">
                        <text:list-item>
                          <text:list text:style-name="a847">
                            <text:list-item>
                              <text:p text:style-name="a846" text:class-names="" text:cond-style-name=""><text:span text:style-name="a8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52" draw:name="Date Placeholder 5" svg:x="0.5in" svg:y="6.95139in" svg:width="2.33333in" svg:height="0.39931in" presentation:class="date-time" presentation:placeholder="false">
        <draw:text-box>
          <text:p text:style-name="a851" text:class-names="" text:cond-style-name=""><text:span text:style-name="a849" text:class-names=""><text:date text:fixed="false" style:data-style-name="a850">10/30/2015</text:date></text:span></text:p>
        </draw:text-box>
        <svg:title/>
        <svg:desc/>
      </draw:frame>
      <draw:frame draw:id="id125" presentation:style-name="a855" draw:name="Footer Placeholder 6" svg:x="3.41667in" svg:y="6.95139in" svg:width="3.16667in" svg:height="0.39931in" presentation:class="footer" presentation:placeholder="false">
        <draw:text-box>
          <text:p text:style-name="a854" text:class-names="" text:cond-style-name=""><text:span text:style-name="a853" text:class-names="">Glucose Reports</text:span></text:p>
        </draw:text-box>
        <svg:title/>
        <svg:desc/>
      </draw:frame>
      <draw:frame draw:id="id126" presentation:style-name="a858" draw:name="Slide Number Placeholder 7" svg:x="7.16667in" svg:y="6.95139in" svg:width="2.33333in" svg:height="0.39931in" presentation:class="page-number" presentation:placeholder="false">
        <draw:text-box>
          <text:p text:style-name="a857" text:class-names="" text:cond-style-name=""><text:span text:style-name="a856" text:class-names=""><text:page-number style:num-format="1" text:fixed="false"/></text:span></text:p>
        </draw:text-box>
        <svg:title/>
        <svg:desc/>
      </draw:frame>
    </style:master-page>
    <style:master-page style:name="Master1-Layout22-twoObjAndTx-Title,-2-Content-and-Text" style:page-layout-name="pageLayout1" draw:style-name="a859">
      <draw:frame draw:id="id127" presentation:style-name="a862" draw:name="Title 1" svg:x="0.5in" svg:y="0.30035in" svg:width="9in" svg:height="1.25in" presentation:class="title" presentation:placeholder="false">
        <draw:text-box>
          <text:p text:style-name="a861" text:class-names="" text:cond-style-name=""><text:span text:style-name="a860" text:class-names="">Click to edit Master title style</text:span></text:p>
        </draw:text-box>
        <svg:title/>
        <svg:desc/>
      </draw:frame>
      <draw:frame draw:id="id128" presentation:style-name="a878" draw:name="Content Placeholder 2" svg:x="0.5in" svg:y="1.75in" svg:width="4.41667in" svg:height="2.39063in" presentation:class="object" presentation:placeholder="false">
        <draw:text-box>
          <text:list text:style-name="a865">
            <text:list-item>
              <text:p text:style-name="a864" text:class-names="" text:cond-style-name=""><text:span text:style-name="a863" text:class-names="">Click to edit Master text styles</text:span></text:p>
            </text:list-item>
          </text:list>
          <text:list text:style-name="a868">
            <text:list-item>
              <text:list text:style-name="a868">
                <text:list-item>
                  <text:p text:style-name="a867" text:class-names="" text:cond-style-name=""><text:span text:style-name="a866" text:class-names="">Second level</text:span></text:p>
                </text:list-item>
              </text:list>
            </text:list-item>
          </text:list>
          <text:list text:style-name="a871">
            <text:list-item>
              <text:list text:style-name="a871">
                <text:list-item>
                  <text:list text:style-name="a871">
                    <text:list-item>
                      <text:p text:style-name="a870" text:class-names="" text:cond-style-name=""><text:span text:style-name="a869" text:class-names="">Third level</text:span></text:p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p text:style-name="a873" text:class-names="" text:cond-style-name=""><text:span text:style-name="a8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list text:style-name="a877">
                            <text:list-item>
                              <text:p text:style-name="a876" text:class-names="" text:cond-style-name=""><text:span text:style-name="a8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894" draw:name="Content Placeholder 3" svg:x="0.5in" svg:y="4.30729in" svg:width="4.41667in" svg:height="2.39236in" presentation:class="object" presentation:placeholder="false">
        <draw:text-box>
          <text:list text:style-name="a881">
            <text:list-item>
              <text:p text:style-name="a880" text:class-names="" text:cond-style-name=""><text:span text:style-name="a879" text:class-names="">Click to edit Master text styles</text:span></text:p>
            </text:list-item>
          </text:list>
          <text:list text:style-name="a884">
            <text:list-item>
              <text:list text:style-name="a884">
                <text:list-item>
                  <text:p text:style-name="a883" text:class-names="" text:cond-style-name=""><text:span text:style-name="a882" text:class-names="">Second level</text:span></text:p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p text:style-name="a886" text:class-names="" text:cond-style-name=""><text:span text:style-name="a885" text:class-names="">Third level</text:span></text:p>
                    </text:list-item>
                  </text:list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list text:style-name="a890">
                        <text:list-item>
                          <text:p text:style-name="a889" text:class-names="" text:cond-style-name=""><text:span text:style-name="a8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list text:style-name="a893">
                            <text:list-item>
                              <text:p text:style-name="a892" text:class-names="" text:cond-style-name=""><text:span text:style-name="a8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910" draw:name="Text Placeholder 4" svg:x="5.08333in" svg:y="1.75in" svg:width="4.41667in" svg:height="4.94965in" presentation:class="outline" presentation:placeholder="false">
        <draw:text-box>
          <text:list text:style-name="a897">
            <text:list-item>
              <text:p text:style-name="a896" text:class-names="" text:cond-style-name=""><text:span text:style-name="a895" text:class-names="">Click to edit Master text styles</text:span></text:p>
            </text:list-item>
          </text:list>
          <text:list text:style-name="a900">
            <text:list-item>
              <text:list text:style-name="a900">
                <text:list-item>
                  <text:p text:style-name="a899" text:class-names="" text:cond-style-name=""><text:span text:style-name="a898" text:class-names="">Second level</text:span></text:p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p text:style-name="a902" text:class-names="" text:cond-style-name=""><text:span text:style-name="a901" text:class-names="">Third level</text:span></text:p>
                    </text:list-item>
                  </text:list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list text:style-name="a906">
                        <text:list-item>
                          <text:p text:style-name="a905" text:class-names="" text:cond-style-name=""><text:span text:style-name="a9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list text:style-name="a909">
                            <text:list-item>
                              <text:p text:style-name="a908" text:class-names="" text:cond-style-name=""><text:span text:style-name="a9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914" draw:name="Date Placeholder 5" svg:x="0.5in" svg:y="6.95139in" svg:width="2.33333in" svg:height="0.39931in" presentation:class="date-time" presentation:placeholder="false">
        <draw:text-box>
          <text:p text:style-name="a913" text:class-names="" text:cond-style-name=""><text:span text:style-name="a911" text:class-names=""><text:date text:fixed="false" style:data-style-name="a912">10/30/2015</text:date></text:span></text:p>
        </draw:text-box>
        <svg:title/>
        <svg:desc/>
      </draw:frame>
      <draw:frame draw:id="id132" presentation:style-name="a917" draw:name="Footer Placeholder 6" svg:x="3.41667in" svg:y="6.95139in" svg:width="3.16667in" svg:height="0.39931in" presentation:class="footer" presentation:placeholder="false">
        <draw:text-box>
          <text:p text:style-name="a916" text:class-names="" text:cond-style-name=""><text:span text:style-name="a915" text:class-names="">Glucose Reports</text:span></text:p>
        </draw:text-box>
        <svg:title/>
        <svg:desc/>
      </draw:frame>
      <draw:frame draw:id="id133" presentation:style-name="a920" draw:name="Slide Number Placeholder 7" svg:x="7.16667in" svg:y="6.95139in" svg:width="2.33333in" svg:height="0.39931in" presentation:class="page-number" presentation:placeholder="false">
        <draw:text-box>
          <text:p text:style-name="a919" text:class-names="" text:cond-style-name=""><text:span text:style-name="a918" text:class-names=""><text:page-number style:num-format="1" text:fixed="false"/></text:span></text:p>
        </draw:text-box>
        <svg:title/>
        <svg:desc/>
      </draw:frame>
    </style:master-page>
    <style:master-page style:name="Master1-Layout23-twoObjOverTx-Title-and-2-Content-over-Text" style:page-layout-name="pageLayout1" draw:style-name="a921">
      <draw:frame draw:id="id134" presentation:style-name="a924" draw:name="Title 1" svg:x="0.5in" svg:y="0.30035in" svg:width="9in" svg:height="1.25in" presentation:class="title" presentation:placeholder="false">
        <draw:text-box>
          <text:p text:style-name="a923" text:class-names="" text:cond-style-name=""><text:span text:style-name="a922" text:class-names="">Click to edit Master title style</text:span></text:p>
        </draw:text-box>
        <svg:title/>
        <svg:desc/>
      </draw:frame>
      <draw:frame draw:id="id135" presentation:style-name="a940" draw:name="Content Placeholder 2" svg:x="0.5in" svg:y="1.75in" svg:width="4.41667in" svg:height="2.39063in" presentation:class="object" presentation:placeholder="false">
        <draw:text-box>
          <text:list text:style-name="a927">
            <text:list-item>
              <text:p text:style-name="a926" text:class-names="" text:cond-style-name=""><text:span text:style-name="a925" text:class-names="">Click to edit Master text styles</text:span></text:p>
            </text:list-item>
          </text:list>
          <text:list text:style-name="a930">
            <text:list-item>
              <text:list text:style-name="a930">
                <text:list-item>
                  <text:p text:style-name="a929" text:class-names="" text:cond-style-name=""><text:span text:style-name="a928" text:class-names="">Second level</text:span></text:p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p text:style-name="a932" text:class-names="" text:cond-style-name=""><text:span text:style-name="a931" text:class-names="">Third level</text:span></text:p>
                    </text:list-item>
                  </text:list>
                </text:list-item>
              </text:list>
            </text:list-item>
          </text:list>
          <text:list text:style-name="a936">
            <text:list-item>
              <text:list text:style-name="a936">
                <text:list-item>
                  <text:list text:style-name="a936">
                    <text:list-item>
                      <text:list text:style-name="a936">
                        <text:list-item>
                          <text:p text:style-name="a935" text:class-names="" text:cond-style-name=""><text:span text:style-name="a9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9">
            <text:list-item>
              <text:list text:style-name="a939">
                <text:list-item>
                  <text:list text:style-name="a939">
                    <text:list-item>
                      <text:list text:style-name="a939">
                        <text:list-item>
                          <text:list text:style-name="a939">
                            <text:list-item>
                              <text:p text:style-name="a938" text:class-names="" text:cond-style-name=""><text:span text:style-name="a9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956" draw:name="Content Placeholder 3" svg:x="5.08333in" svg:y="1.75in" svg:width="4.41667in" svg:height="2.39063in" presentation:class="object" presentation:placeholder="false">
        <draw:text-box>
          <text:list text:style-name="a943">
            <text:list-item>
              <text:p text:style-name="a942" text:class-names="" text:cond-style-name=""><text:span text:style-name="a941" text:class-names="">Click to edit Master text styles</text:span></text:p>
            </text:list-item>
          </text:list>
          <text:list text:style-name="a946">
            <text:list-item>
              <text:list text:style-name="a946">
                <text:list-item>
                  <text:p text:style-name="a945" text:class-names="" text:cond-style-name=""><text:span text:style-name="a944" text:class-names="">Second level</text:span></text:p>
                </text:list-item>
              </text:list>
            </text:list-item>
          </text:list>
          <text:list text:style-name="a949">
            <text:list-item>
              <text:list text:style-name="a949">
                <text:list-item>
                  <text:list text:style-name="a949">
                    <text:list-item>
                      <text:p text:style-name="a948" text:class-names="" text:cond-style-name=""><text:span text:style-name="a947" text:class-names="">Third level</text:span></text:p>
                    </text:list-item>
                  </text:list>
                </text:list-item>
              </text:list>
            </text:list-item>
          </text:list>
          <text:list text:style-name="a952">
            <text:list-item>
              <text:list text:style-name="a952">
                <text:list-item>
                  <text:list text:style-name="a952">
                    <text:list-item>
                      <text:list text:style-name="a952">
                        <text:list-item>
                          <text:p text:style-name="a951" text:class-names="" text:cond-style-name=""><text:span text:style-name="a9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972" draw:name="Text Placeholder 4" svg:x="0.5in" svg:y="4.30729in" svg:width="9in" svg:height="2.39236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ck to edit Master text styles</text:span></text:p>
            </text:list-item>
          </text:list>
          <text:list text:style-name="a962">
            <text:list-item>
              <text:list text:style-name="a962">
                <text:list-item>
                  <text:p text:style-name="a961" text:class-names="" text:cond-style-name=""><text:span text:style-name="a960" text:class-names="">Second level</text:span></text:p>
                </text:list-item>
              </text:list>
            </text:list-item>
          </text:list>
          <text:list text:style-name="a965">
            <text:list-item>
              <text:list text:style-name="a965">
                <text:list-item>
                  <text:list text:style-name="a965">
                    <text:list-item>
                      <text:p text:style-name="a964" text:class-names="" text:cond-style-name=""><text:span text:style-name="a963" text:class-names="">Third level</text:span></text:p>
                    </text:list-item>
                  </text:list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list text:style-name="a968">
                        <text:list-item>
                          <text:p text:style-name="a967" text:class-names="" text:cond-style-name=""><text:span text:style-name="a9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list text:style-name="a971">
                        <text:list-item>
                          <text:list text:style-name="a971">
                            <text:list-item>
                              <text:p text:style-name="a970" text:class-names="" text:cond-style-name=""><text:span text:style-name="a9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976" draw:name="Date Placeholder 5" svg:x="0.5in" svg:y="6.95139in" svg:width="2.33333in" svg:height="0.39931in" presentation:class="date-time" presentation:placeholder="false">
        <draw:text-box>
          <text:p text:style-name="a975" text:class-names="" text:cond-style-name=""><text:span text:style-name="a973" text:class-names=""><text:date text:fixed="false" style:data-style-name="a974">10/30/2015</text:date></text:span></text:p>
        </draw:text-box>
        <svg:title/>
        <svg:desc/>
      </draw:frame>
      <draw:frame draw:id="id139" presentation:style-name="a979" draw:name="Footer Placeholder 6" svg:x="3.41667in" svg:y="6.95139in" svg:width="3.16667in" svg:height="0.39931in" presentation:class="footer" presentation:placeholder="false">
        <draw:text-box>
          <text:p text:style-name="a978" text:class-names="" text:cond-style-name=""><text:span text:style-name="a977" text:class-names="">Glucose Reports</text:span></text:p>
        </draw:text-box>
        <svg:title/>
        <svg:desc/>
      </draw:frame>
      <draw:frame draw:id="id140" presentation:style-name="a982" draw:name="Slide Number Placeholder 7" svg:x="7.16667in" svg:y="6.95139in" svg:width="2.33333in" svg:height="0.39931in" presentation:class="page-number" presentation:placeholder="false">
        <draw:text-box>
          <text:p text:style-name="a981" text:class-names="" text:cond-style-name=""><text:span text:style-name="a980" text:class-names=""><text:page-number style:num-format="1" text:fixed="false"/></text:span></text:p>
        </draw:text-box>
        <svg:title/>
        <svg:desc/>
      </draw:frame>
    </style:master-page>
    <style:master-page style:name="Master1-Layout24-tbl-Title-and-Table" style:page-layout-name="pageLayout1" draw:style-name="a983">
      <draw:frame draw:id="id141" presentation:style-name="a986" draw:name="Title 1" svg:x="0.5in" svg:y="0.30035in" svg:width="9in" svg:height="1.25in" presentation:class="title" presentation:placeholder="false">
        <draw:text-box>
          <text:p text:style-name="a985" text:class-names="" text:cond-style-name=""><text:span text:style-name="a984" text:class-names="">Click to edit Master title style</text:span></text:p>
        </draw:text-box>
        <svg:title/>
        <svg:desc/>
      </draw:frame>
      <draw:frame draw:id="id142" presentation:style-name="a990" draw:name="Table Placeholder 2" svg:x="0.5in" svg:y="1.75in" svg:width="9in" svg:height="4.94965in" presentation:class="table" presentation:placeholder="false">
        <draw:text-box>
          <text:list text:style-name="a989">
            <text:list-item>
              <text:p text:style-name="a988" text:class-names="" text:cond-style-name=""><text:span text:style-name="a987" text:class-names=""/></text:p>
            </text:list-item>
          </text:list>
        </draw:text-box>
        <svg:title/>
        <svg:desc/>
      </draw:frame>
      <draw:frame draw:id="id143" presentation:style-name="a994" draw:name="Date Placeholder 3" svg:x="0.5in" svg:y="6.95139in" svg:width="2.33333in" svg:height="0.39931in" presentation:class="date-time" presentation:placeholder="false">
        <draw:text-box>
          <text:p text:style-name="a993" text:class-names="" text:cond-style-name=""><text:span text:style-name="a991" text:class-names=""><text:date text:fixed="false" style:data-style-name="a992">10/30/2015</text:date></text:span></text:p>
        </draw:text-box>
        <svg:title/>
        <svg:desc/>
      </draw:frame>
      <draw:frame draw:id="id144" presentation:style-name="a997" draw:name="Footer Placeholder 4" svg:x="3.41667in" svg:y="6.95139in" svg:width="3.16667in" svg:height="0.39931in" presentation:class="footer" presentation:placeholder="false">
        <draw:text-box>
          <text:p text:style-name="a996" text:class-names="" text:cond-style-name=""><text:span text:style-name="a995" text:class-names="">Glucose Reports</text:span></text:p>
        </draw:text-box>
        <svg:title/>
        <svg:desc/>
      </draw:frame>
      <draw:frame draw:id="id145" presentation:style-name="a1000" draw:name="Slide Number Placeholder 5" svg:x="7.16667in" svg:y="6.95139in" svg:width="2.33333in" svg:height="0.39931in" presentation:class="page-number" presentation:placeholder="false">
        <draw:text-box>
          <text:p text:style-name="a999" text:class-names="" text:cond-style-name=""><text:span text:style-name="a99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ODPSlides</meta:initial-creator>
    <dc:creator>ODPSlides</dc:creator>
    <meta:creation-date>2023-10-28T14:07:12</meta:creation-date>
    <dc:date>2023-10-28T14:07:12</dc:date>
    <meta:editing-cycles>1</meta:editing-cycles>
    <meta:editing-duration>PT0S</meta:editing-duration>
    <meta:document-statistic meta:paragraph-count="38" meta:word-count="60"/>
  </office:meta>
</office:document-meta>
</file>